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236in"/>
    </style:style>
    <style:style style:name="co3" style:family="table-column">
      <style:table-column-properties fo:break-before="auto" style:column-width="1.1307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CL</text:p>
          </table:table-cell>
          <table:table-cell office:value-type="string" calcext:value-type="string">
            <text:p>SPFN</text:p>
          </table:table-cell>
          <table:table-cell office:value-type="string" calcext:value-type="string">
            <text:p>PCL in cm</text:p>
          </table:table-cell>
          <table:table-cell office:value-type="string" calcext:value-type="string">
            <text:p>odmocnina z najvacsej</text:p>
          </table:table-cell>
          <table:table-cell office:value-type="string" calcext:value-type="string">
            <text:p>radius odmocnina vsetkych a to cele sum</text:p>
          </table:table-cell>
          <table:table-cell office:value-type="string" calcext:value-type="string">
            <text:p>real SPFN</text:p>
          </table:table-cell>
          <table:table-cell office:value-type="string" calcext:value-type="string">
            <text:p>pcl error</text:p>
          </table:table-cell>
          <table:table-cell office:value-type="string" calcext:value-type="string">
            <text:p>SPFN error</text:p>
          </table:table-cell>
          <table:table-cell office:value-type="string" calcext:value-type="string">
            <text:p>SPFN cm</text:p>
          </table:table-cell>
        </table:table-row>
        <table:table-row table:style-name="ro2">
          <table:table-cell office:value-type="string" calcext:value-type="string">
            <text:p>base</text:p>
          </table:table-cell>
          <table:table-cell office:value-type="float" office:value="0.98558" calcext:value-type="float">
            <text:p>0.98558</text:p>
          </table:table-cell>
          <table:table-cell table:style-name="ce1" office:value-type="float" office:value="94.413895" calcext:value-type="float">
            <text:p>94.413895</text:p>
          </table:table-cell>
          <table:table-cell table:formula="of:=[.B2]*100" office:value-type="float" office:value="98.558" calcext:value-type="float">
            <text:p>98.558</text:p>
          </table:table-cell>
          <table:table-cell office:value-type="float" office:value="9.7167" calcext:value-type="float">
            <text:p>9.7167</text:p>
          </table:table-cell>
          <table:table-cell office:value-type="float" office:value="78.3121" calcext:value-type="float">
            <text:p>78.3121</text:p>
          </table:table-cell>
          <table:table-cell office:value-type="float" office:value="52.9510714912471" calcext:value-type="float">
            <text:p>52.9510714912471</text:p>
          </table:table-cell>
          <table:table-cell table:formula="of:=ABS(100-[.D2])" office:value-type="float" office:value="1.44199999999999" calcext:value-type="float">
            <text:p>1.44199999999999</text:p>
          </table:table-cell>
          <table:table-cell table:formula="of:=ABS(100-[.F2])" office:value-type="float" office:value="21.6879" calcext:value-type="float">
            <text:p>21.6879</text:p>
          </table:table-cell>
          <table:table-cell table:formula="of:=ABS(100-[.F2])" office:value-type="float" office:value="21.6879" calcext:value-type="float">
            <text:p>21.6879</text:p>
          </table:table-cell>
        </table:table-row>
        <table:table-row table:style-name="ro2">
          <table:table-cell office:value-type="string" calcext:value-type="string">
            <text:p>x3</text:p>
          </table:table-cell>
          <table:table-cell office:value-type="float" office:value="1.03481" calcext:value-type="float">
            <text:p>1.03481</text:p>
          </table:table-cell>
          <table:table-cell office:value-type="float" office:value="65.0657" calcext:value-type="float">
            <text:p>65.0657</text:p>
          </table:table-cell>
          <table:table-cell table:formula="of:=[.B3]*100" office:value-type="float" office:value="103.481" calcext:value-type="float">
            <text:p>103.481</text:p>
          </table:table-cell>
          <table:table-cell office:value-type="float" office:value="8.0663" calcext:value-type="float">
            <text:p>8.0663</text:p>
          </table:table-cell>
          <table:table-cell office:value-type="float" office:value="70.4124" calcext:value-type="float">
            <text:p>70.4124</text:p>
          </table:table-cell>
          <table:table-cell office:value-type="float" office:value="61.5764" calcext:value-type="float">
            <text:p>61.5764</text:p>
          </table:table-cell>
          <table:table-cell table:formula="of:=ABS(100-[.D3])" office:value-type="float" office:value="3.48099999999999" calcext:value-type="float">
            <text:p>3.48099999999999</text:p>
          </table:table-cell>
          <table:table-cell table:formula="of:=ABS(100-[.F3])" office:value-type="float" office:value="29.5876" calcext:value-type="float">
            <text:p>29.5876</text:p>
          </table:table-cell>
          <table:table-cell table:formula="of:=ABS(100-[.F3])" office:value-type="float" office:value="29.5876" calcext:value-type="float">
            <text:p>29.5876</text:p>
          </table:table-cell>
        </table:table-row>
        <table:table-row table:style-name="ro2">
          <table:table-cell office:value-type="string" calcext:value-type="string">
            <text:p>x3y3</text:p>
          </table:table-cell>
          <table:table-cell office:value-type="float" office:value="1.06019" calcext:value-type="float">
            <text:p>1.06019</text:p>
          </table:table-cell>
          <table:table-cell office:value-type="float" office:value="36.4743" calcext:value-type="float">
            <text:p>36.4743</text:p>
          </table:table-cell>
          <table:table-cell table:formula="of:=[.B4]*100" office:value-type="float" office:value="106.019" calcext:value-type="float">
            <text:p>106.019</text:p>
          </table:table-cell>
          <table:table-cell office:value-type="float" office:value="6.0394" calcext:value-type="float">
            <text:p>6.0394</text:p>
          </table:table-cell>
          <table:table-cell office:value-type="float" office:value="91.4121" calcext:value-type="float">
            <text:p>91.4121</text:p>
          </table:table-cell>
          <table:table-cell office:value-type="float" office:value="79.7483" calcext:value-type="float">
            <text:p>79.7483</text:p>
          </table:table-cell>
          <table:table-cell table:formula="of:=ABS(100-[.D4])" office:value-type="float" office:value="6.01899999999999" calcext:value-type="float">
            <text:p>6.01899999999999</text:p>
          </table:table-cell>
          <table:table-cell table:formula="of:=ABS(100-[.F4])" office:value-type="float" office:value="8.58790000000001" calcext:value-type="float">
            <text:p>8.58790000000001</text:p>
          </table:table-cell>
          <table:table-cell table:formula="of:=ABS(100-[.F4])" office:value-type="float" office:value="8.58790000000001" calcext:value-type="float">
            <text:p>8.58790000000001</text:p>
          </table:table-cell>
        </table:table-row>
        <table:table-row table:style-name="ro2">
          <table:table-cell office:value-type="string" calcext:value-type="string">
            <text:p>X3y-3</text:p>
          </table:table-cell>
          <table:table-cell office:value-type="float" office:value="1.05125" calcext:value-type="float">
            <text:p>1.05125</text:p>
          </table:table-cell>
          <table:table-cell office:value-type="float" office:value="27.197638" calcext:value-type="float">
            <text:p>27.197638</text:p>
          </table:table-cell>
          <table:table-cell table:formula="of:=[.B5]*100" office:value-type="float" office:value="105.125" calcext:value-type="float">
            <text:p>105.125</text:p>
          </table:table-cell>
          <table:table-cell office:value-type="float" office:value="5.2151" calcext:value-type="float">
            <text:p>5.2151</text:p>
          </table:table-cell>
          <table:table-cell table:number-columns-repeated="2" office:value-type="float" office:value="51.5637" calcext:value-type="float">
            <text:p>51.5637</text:p>
          </table:table-cell>
          <table:table-cell table:formula="of:=ABS(100-[.D5])" office:value-type="float" office:value="5.125" calcext:value-type="float">
            <text:p>5.125</text:p>
          </table:table-cell>
          <table:table-cell table:formula="of:=ABS(100-[.F5])" office:value-type="float" office:value="48.4363" calcext:value-type="float">
            <text:p>48.4363</text:p>
          </table:table-cell>
          <table:table-cell table:formula="of:=ABS(100-[.F5])" office:value-type="float" office:value="48.4363" calcext:value-type="float">
            <text:p>48.4363</text:p>
          </table:table-cell>
        </table:table-row>
        <table:table-row table:style-name="ro2">
          <table:table-cell office:value-type="string" calcext:value-type="string">
            <text:p>x-3</text:p>
          </table:table-cell>
          <table:table-cell office:value-type="float" office:value="1.03451" calcext:value-type="float">
            <text:p>1.03451</text:p>
          </table:table-cell>
          <table:table-cell table:style-name="ce2" office:value-type="float" office:value="290.07336" calcext:value-type="float">
            <text:p>2.90E+02</text:p>
          </table:table-cell>
          <table:table-cell table:formula="of:=[.B6]*100" office:value-type="float" office:value="103.451" calcext:value-type="float">
            <text:p>103.451</text:p>
          </table:table-cell>
          <table:table-cell office:value-type="float" office:value="17.0294" calcext:value-type="float">
            <text:p>17.0294</text:p>
          </table:table-cell>
          <table:table-cell table:number-columns-repeated="2" office:value-type="float" office:value="93.1243" calcext:value-type="float">
            <text:p>93.1243</text:p>
          </table:table-cell>
          <table:table-cell table:formula="of:=ABS(100-[.D6])" office:value-type="float" office:value="3.45100000000001" calcext:value-type="float">
            <text:p>3.45100000000001</text:p>
          </table:table-cell>
          <table:table-cell table:formula="of:=ABS(100-[.F6])" office:value-type="float" office:value="6.8757" calcext:value-type="float">
            <text:p>6.8757</text:p>
          </table:table-cell>
          <table:table-cell table:formula="of:=ABS(100-[.F6])" office:value-type="float" office:value="6.8757" calcext:value-type="float">
            <text:p>6.8757</text:p>
          </table:table-cell>
        </table:table-row>
        <table:table-row table:style-name="ro2">
          <table:table-cell office:value-type="string" calcext:value-type="string">
            <text:p>x-3y3</text:p>
          </table:table-cell>
          <table:table-cell office:value-type="float" office:value="1.05471" calcext:value-type="float">
            <text:p>1.05471</text:p>
          </table:table-cell>
          <table:table-cell office:value-type="float" office:value="234.6357" calcext:value-type="float">
            <text:p>234.6357</text:p>
          </table:table-cell>
          <table:table-cell table:formula="of:=[.B7]*100" office:value-type="float" office:value="105.471" calcext:value-type="float">
            <text:p>105.471</text:p>
          </table:table-cell>
          <table:table-cell office:value-type="float" office:value="15.3178" calcext:value-type="float">
            <text:p>15.3178</text:p>
          </table:table-cell>
          <table:table-cell table:number-columns-repeated="2" office:value-type="float" office:value="91.7908" calcext:value-type="float">
            <text:p>91.7908</text:p>
          </table:table-cell>
          <table:table-cell table:formula="of:=ABS(100-[.D7])" office:value-type="float" office:value="5.471" calcext:value-type="float">
            <text:p>5.471</text:p>
          </table:table-cell>
          <table:table-cell table:formula="of:=ABS(100-[.F7])" office:value-type="float" office:value="8.2092" calcext:value-type="float">
            <text:p>8.2092</text:p>
          </table:table-cell>
          <table:table-cell table:formula="of:=ABS(100-[.F7])" office:value-type="float" office:value="8.2092" calcext:value-type="float">
            <text:p>8.2092</text:p>
          </table:table-cell>
        </table:table-row>
        <table:table-row table:style-name="ro2">
          <table:table-cell office:value-type="string" calcext:value-type="string">
            <text:p>x-3y-3</text:p>
          </table:table-cell>
          <table:table-cell office:value-type="float" office:value="1.05898" calcext:value-type="float">
            <text:p>1.05898</text:p>
          </table:table-cell>
          <table:table-cell table:style-name="ce2" office:value-type="float" office:value="194.33232" calcext:value-type="float">
            <text:p>1.94E+02</text:p>
          </table:table-cell>
          <table:table-cell table:formula="of:=[.B8]*100" office:value-type="float" office:value="105.898" calcext:value-type="float">
            <text:p>105.898</text:p>
          </table:table-cell>
          <table:table-cell office:value-type="float" office:value="13.9284" calcext:value-type="float">
            <text:p>13.9284</text:p>
          </table:table-cell>
          <table:table-cell table:number-columns-repeated="2" office:value-type="float" office:value="97.2227" calcext:value-type="float">
            <text:p>97.2227</text:p>
          </table:table-cell>
          <table:table-cell table:formula="of:=ABS(100-[.D8])" office:value-type="float" office:value="5.898" calcext:value-type="float">
            <text:p>5.898</text:p>
          </table:table-cell>
          <table:table-cell table:formula="of:=ABS(100-[.F8])" office:value-type="float" office:value="2.7773" calcext:value-type="float">
            <text:p>2.7773</text:p>
          </table:table-cell>
          <table:table-cell table:formula="of:=ABS(100-[.F8])" office:value-type="float" office:value="2.7773" calcext:value-type="float">
            <text:p>2.7773</text:p>
          </table:table-cell>
        </table:table-row>
        <table:table-row table:style-name="ro2">
          <table:table-cell office:value-type="string" calcext:value-type="string">
            <text:p>y3</text:p>
          </table:table-cell>
          <table:table-cell office:value-type="float" office:value="1.03556" calcext:value-type="float">
            <text:p>1.03556</text:p>
          </table:table-cell>
          <table:table-cell office:value-type="float" office:value="41.037556" calcext:value-type="float">
            <text:p>41.037556</text:p>
          </table:table-cell>
          <table:table-cell table:formula="of:=[.B9]*100" office:value-type="float" office:value="103.556" calcext:value-type="float">
            <text:p>103.556</text:p>
          </table:table-cell>
          <table:table-cell office:value-type="float" office:value="6.4061" calcext:value-type="float">
            <text:p>6.4061</text:p>
          </table:table-cell>
          <table:table-cell office:value-type="float" office:value="103.312" calcext:value-type="float">
            <text:p>103.312</text:p>
          </table:table-cell>
          <table:table-cell office:value-type="float" office:value="65.3326" calcext:value-type="float">
            <text:p>65.3326</text:p>
          </table:table-cell>
          <table:table-cell table:formula="of:=ABS(100-[.D9])" office:value-type="float" office:value="3.556" calcext:value-type="float">
            <text:p>3.556</text:p>
          </table:table-cell>
          <table:table-cell table:formula="of:=ABS(100-[.F9])" office:value-type="float" office:value="3.312" calcext:value-type="float">
            <text:p>3.312</text:p>
          </table:table-cell>
          <table:table-cell table:formula="of:=ABS(100-[.F9])" office:value-type="float" office:value="3.312" calcext:value-type="float">
            <text:p>3.312</text:p>
          </table:table-cell>
        </table:table-row>
        <table:table-row table:style-name="ro2">
          <table:table-cell office:value-type="string" calcext:value-type="string">
            <text:p>y-3</text:p>
          </table:table-cell>
          <table:table-cell office:value-type="float" office:value="1.03439" calcext:value-type="float">
            <text:p>1.03439</text:p>
          </table:table-cell>
          <table:table-cell table:style-name="ce2" office:value-type="float" office:value="195.75249" calcext:value-type="float">
            <text:p>1.96E+02</text:p>
          </table:table-cell>
          <table:table-cell table:formula="of:=[.B10]*100" office:value-type="float" office:value="103.439" calcext:value-type="float">
            <text:p>103.439</text:p>
          </table:table-cell>
          <table:table-cell office:value-type="float" office:value="14" calcext:value-type="float">
            <text:p>14</text:p>
          </table:table-cell>
          <table:table-cell office:value-type="float" office:value="82.4141" calcext:value-type="float">
            <text:p>82.4141</text:p>
          </table:table-cell>
          <table:table-cell office:value-type="float" office:value="77.313" calcext:value-type="float">
            <text:p>77.313</text:p>
          </table:table-cell>
          <table:table-cell table:formula="of:=ABS(100-[.D10])" office:value-type="float" office:value="3.43899999999999" calcext:value-type="float">
            <text:p>3.43899999999999</text:p>
          </table:table-cell>
          <table:table-cell table:formula="of:=ABS(100-[.F10])" office:value-type="float" office:value="17.5859" calcext:value-type="float">
            <text:p>17.5859</text:p>
          </table:table-cell>
          <table:table-cell table:formula="of:=ABS(100-[.F10])" office:value-type="float" office:value="17.5859" calcext:value-type="float">
            <text:p>17.585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ean error</text:p>
          </table:table-cell>
          <table:table-cell/>
          <table:table-cell table:formula="of:=SUM([.H2:.H10])/9" office:value-type="float" office:value="4.20911111111111" calcext:value-type="float">
            <text:p>4.20911111111111</text:p>
          </table:table-cell>
          <table:table-cell table:formula="of:=SUM([.I2:.I10])/9" office:value-type="float" office:value="16.3399777777778" calcext:value-type="float">
            <text:p>16.339977777777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0:10:41.684415493</meta:creation-date>
    <dc:date>2023-05-26T23:22:19.416364785</dc:date>
    <meta:editing-duration>PT1H33M42S</meta:editing-duration>
    <meta:editing-cycles>14</meta:editing-cycles>
    <meta:generator>LibreOffice/7.3.7.2$Linux_X86_64 LibreOffice_project/30$Build-2</meta:generator>
    <meta:document-statistic meta:table-count="1" meta:cell-count="102" meta:object-count="0"/>
  </office:meta>
</office:document-meta>
</file>